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3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4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0.5cm" svg:x="3cm" svg:y="0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0.5cm" svg:x="7.5cm" svg:y="1.972cm">
          <text:p text:style-name="P1"><text:span text:style-name="T1">IC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0.5cm" svg:x="7.5cm" svg:y="2.47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0.5cm" svg:x="9cm" svg:y="1.97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5cm" svg:height="0.5cm" svg:x="3cm" svg:y="0cm">
          <text:p text:style-name="P1"><text:span text:style-name="T1">PM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0.5cm" svg:x="4cm" svg:y="0.5cm">
          <text:p text:style-name="P1"><text:span text:style-name="T1">E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3cm" svg:y="1.97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0.5cm" svg:x="4cm" svg:y="1.972cm">
          <text:p text:style-name="P1"><text:span text:style-name="T1">E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3cm" svg:y="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0.5cm" svg:x="4cm" svg:y="1cm">
          <text:p text:style-name="P1"><text:span text:style-name="T1">EC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05cm" svg:height="0.05cm" svg:x="3.95cm" svg:y="1.522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2" draw:layer="layout" svg:width="0.05cm" svg:height="0.05cm" svg:x="3.951cm" svg:y="1.667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2" draw:layer="layout" svg:width="0.05cm" svg:height="0.05cm" svg:x="3.95cm" svg:y="1.82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layout" svg:width="2.5cm" svg:height="0.5cm" svg:x="5cm" svg:y="1.972cm">
          <text:p text:style-name="P1"><text:span text:style-name="T1">Campaig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5cm" fo:page-height="3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ouglas Squirrel</meta:initial-creator>
    <meta:creation-date>2010-01-06T14:56:19</meta:creation-date>
    <dc:creator>Douglas Squirrel</dc:creator>
    <dc:date>2010-01-13T23:39:16</dc:date>
    <meta:editing-cycles>14</meta:editing-cycles>
    <meta:editing-duration>PT1H22M4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